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VisitorTee.visitEnum( String name , String desc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VisitorTee.visitArra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VisitorTee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VisitorTee.visit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VisitorTee.getInstance( AnnotationVisitor av1 , AnnotationVisitor av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VisitorTee.visitAnnotation(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VisitorTee.AnnotationVisitorTee( AnnotationVisitor av1 , AnnotationVisitor a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